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39d0d5" officeooo:paragraph-rsid="0039d0d5"/>
    </style:style>
    <style:style style:name="P2" style:family="paragraph" style:parent-style-name="Footer_20_First_20_Page">
      <style:text-properties officeooo:rsid="001d5892" officeooo:paragraph-rsid="001d5892"/>
    </style:style>
    <style:style style:name="P3" style:family="paragraph" style:parent-style-name="Footer_20_First_20_Page">
      <style:text-properties officeooo:rsid="001d5892" officeooo:paragraph-rsid="003d389f"/>
    </style:style>
    <style:style style:name="P4" style:family="paragraph" style:parent-style-name="Footer_20_First_20_Page">
      <style:text-properties officeooo:rsid="003d389f" officeooo:paragraph-rsid="003d389f"/>
    </style:style>
    <style:style style:name="P5" style:family="paragraph" style:parent-style-name="Footer_20_First_20_Page">
      <style:text-properties officeooo:rsid="0044042c" officeooo:paragraph-rsid="0044042c"/>
    </style:style>
    <style:style style:name="P6" style:family="paragraph" style:parent-style-name="Text_20_body">
      <style:text-properties officeooo:rsid="001de3d4" officeooo:paragraph-rsid="001de3d4"/>
    </style:style>
    <style:style style:name="P7" style:family="paragraph" style:parent-style-name="Text_20_body">
      <style:text-properties officeooo:rsid="001e8258" officeooo:paragraph-rsid="001e8258"/>
    </style:style>
    <style:style style:name="P8" style:family="paragraph" style:parent-style-name="Text_20_body">
      <style:text-properties officeooo:rsid="001e8258" officeooo:paragraph-rsid="0050f8dc"/>
    </style:style>
    <style:style style:name="P9" style:family="paragraph" style:parent-style-name="Text_20_body">
      <style:text-properties officeooo:rsid="001e8258" officeooo:paragraph-rsid="005a2045"/>
    </style:style>
    <style:style style:name="P10" style:family="paragraph" style:parent-style-name="Text_20_body">
      <style:text-properties officeooo:rsid="001e8258" officeooo:paragraph-rsid="005bf264"/>
    </style:style>
    <style:style style:name="P11" style:family="paragraph" style:parent-style-name="Text_20_body">
      <style:text-properties officeooo:rsid="00203e79" officeooo:paragraph-rsid="00203e79"/>
    </style:style>
    <style:style style:name="P12" style:family="paragraph" style:parent-style-name="Text_20_body">
      <style:text-properties officeooo:rsid="00203e79" officeooo:paragraph-rsid="005d645a"/>
    </style:style>
    <style:style style:name="P13" style:family="paragraph" style:parent-style-name="Text_20_body">
      <style:text-properties officeooo:rsid="002189ad" officeooo:paragraph-rsid="002189ad"/>
    </style:style>
    <style:style style:name="P14" style:family="paragraph" style:parent-style-name="Text_20_body">
      <style:text-properties officeooo:rsid="00254a00" officeooo:paragraph-rsid="00254a00"/>
    </style:style>
    <style:style style:name="P15" style:family="paragraph" style:parent-style-name="Text_20_body">
      <style:text-properties officeooo:paragraph-rsid="0028cc35"/>
    </style:style>
    <style:style style:name="P16" style:family="paragraph" style:parent-style-name="Text_20_body">
      <style:text-properties officeooo:rsid="003109c1" officeooo:paragraph-rsid="003109c1"/>
    </style:style>
    <style:style style:name="P17" style:family="paragraph" style:parent-style-name="Text_20_body">
      <style:text-properties officeooo:rsid="0036be30" officeooo:paragraph-rsid="0036be30"/>
    </style:style>
    <style:style style:name="P18" style:family="paragraph" style:parent-style-name="Text_20_body">
      <style:text-properties officeooo:paragraph-rsid="00384556"/>
    </style:style>
    <style:style style:name="P19" style:family="paragraph" style:parent-style-name="Text_20_body">
      <style:text-properties officeooo:rsid="0041be78" officeooo:paragraph-rsid="0041be78"/>
    </style:style>
    <style:style style:name="P20" style:family="paragraph" style:parent-style-name="Text_20_body">
      <style:text-properties officeooo:rsid="0052daa3" officeooo:paragraph-rsid="0052daa3"/>
    </style:style>
    <style:style style:name="P21" style:family="paragraph" style:parent-style-name="Text_20_body">
      <style:text-properties officeooo:rsid="00536c83" officeooo:paragraph-rsid="00536c83"/>
    </style:style>
    <style:style style:name="P22" style:family="paragraph" style:parent-style-name="Text_20_body">
      <style:text-properties officeooo:rsid="00549411" officeooo:paragraph-rsid="00549411"/>
    </style:style>
    <style:style style:name="P23" style:family="paragraph" style:parent-style-name="Subtitle">
      <style:text-properties officeooo:rsid="001d5892" officeooo:paragraph-rsid="001d5892"/>
    </style:style>
    <style:style style:name="P24" style:family="paragraph" style:parent-style-name="Preformatted_20_Text">
      <style:text-properties officeooo:paragraph-rsid="003109c1"/>
    </style:style>
    <style:style style:name="P25" style:family="paragraph" style:parent-style-name="Preformatted_20_Text">
      <style:text-properties officeooo:paragraph-rsid="00319b2b"/>
    </style:style>
    <style:style style:name="P26" style:family="paragraph" style:parent-style-name="Preformatted_20_Text">
      <style:text-properties officeooo:rsid="00357764" officeooo:paragraph-rsid="00357764"/>
    </style:style>
    <style:style style:name="P27" style:family="paragraph" style:parent-style-name="Preformatted_20_Text">
      <style:text-properties officeooo:paragraph-rsid="00357764"/>
    </style:style>
    <style:style style:name="P28" style:family="paragraph" style:parent-style-name="Preformatted_20_Text">
      <style:text-properties officeooo:paragraph-rsid="0036be30"/>
    </style:style>
    <style:style style:name="P29" style:family="paragraph" style:parent-style-name="Preformatted_20_Text">
      <style:text-properties officeooo:rsid="0036be30" officeooo:paragraph-rsid="0036be30"/>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Text_20_body">
      <style:text-properties officeooo:rsid="00613ab0" officeooo:paragraph-rsid="00613ab0"/>
    </style:style>
    <style:style style:name="P34" style:family="paragraph" style:parent-style-name="Text_20_body">
      <style:text-properties officeooo:rsid="0062b2b6" officeooo:paragraph-rsid="0062b2b6"/>
    </style:style>
    <style:style style:name="P35" style:family="paragraph" style:parent-style-name="Text_20_body">
      <style:text-properties officeooo:rsid="0063ccee" officeooo:paragraph-rsid="0063ccee"/>
    </style:style>
    <style:style style:name="P36" style:family="paragraph" style:parent-style-name="Text_20_body">
      <style:text-properties officeooo:rsid="006520ff" officeooo:paragraph-rsid="006520ff"/>
    </style:style>
    <style:style style:name="P37" style:family="paragraph" style:parent-style-name="Text_20_body">
      <style:text-properties officeooo:rsid="0066fa00" officeooo:paragraph-rsid="0066fa00"/>
    </style:style>
    <style:style style:name="P38" style:family="paragraph" style:parent-style-name="Text_20_body">
      <style:text-properties officeooo:rsid="00687c8e" officeooo:paragraph-rsid="00687c8e"/>
    </style:style>
    <style:style style:name="P39" style:family="paragraph" style:parent-style-name="Title" style:master-page-name="First_20_Page">
      <style:paragraph-properties style:page-number="auto"/>
      <style:text-properties officeooo:rsid="001d5892" officeooo:paragraph-rsid="001d5892"/>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1de3d4" officeooo:paragraph-rsid="001de3d4"/>
    </style:style>
    <style:style style:name="P42" style:family="paragraph" style:parent-style-name="Heading_20_1">
      <style:paragraph-properties fo:break-before="page"/>
      <style:text-properties officeooo:rsid="001e8258" officeooo:paragraph-rsid="001e8258"/>
    </style:style>
    <style:style style:name="P43" style:family="paragraph" style:parent-style-name="Heading_20_1">
      <style:paragraph-properties fo:break-before="page"/>
      <style:text-properties officeooo:rsid="002a3168" officeooo:paragraph-rsid="00203e79"/>
    </style:style>
    <style:style style:name="P44" style:family="paragraph" style:parent-style-name="Heading_20_1">
      <style:paragraph-properties fo:break-before="page"/>
      <style:text-properties officeooo:rsid="0027c119" officeooo:paragraph-rsid="0027c119"/>
    </style:style>
    <style:style style:name="P45" style:family="paragraph" style:parent-style-name="Heading_20_1">
      <style:paragraph-properties fo:break-before="page"/>
      <style:text-properties officeooo:rsid="0028cc35" officeooo:paragraph-rsid="0028cc35"/>
    </style:style>
    <style:style style:name="P46" style:family="paragraph" style:parent-style-name="Heading_20_1">
      <style:paragraph-properties fo:break-before="page"/>
      <style:text-properties officeooo:rsid="00405e27" officeooo:paragraph-rsid="00405e27"/>
    </style:style>
    <style:style style:name="P47" style:family="paragraph" style:parent-style-name="Heading_20_2">
      <style:text-properties officeooo:rsid="002c8ee7" officeooo:paragraph-rsid="002c8ee7"/>
    </style:style>
    <style:style style:name="P48" style:family="paragraph" style:parent-style-name="Heading_20_2">
      <style:text-properties officeooo:rsid="00384556" officeooo:paragraph-rsid="00384556"/>
    </style:style>
    <style:style style:name="P49" style:family="paragraph" style:parent-style-name="Heading_20_3">
      <style:text-properties officeooo:rsid="002a3168" officeooo:paragraph-rsid="00254a00"/>
    </style:style>
    <style:style style:name="P50" style:family="paragraph" style:parent-style-name="List_20_1" style:list-style-name="L1">
      <style:text-properties officeooo:rsid="00254a00" officeooo:paragraph-rsid="00254a00"/>
    </style:style>
    <style:style style:name="P51" style:family="paragraph" style:parent-style-name="List_20_1" style:list-style-name="L2"/>
    <style:style style:name="P52" style:family="paragraph" style:parent-style-name="Preformatted_20_Text">
      <style:text-properties officeooo:rsid="0066fa00" officeooo:paragraph-rsid="0066fa00"/>
    </style:style>
    <style:style style:name="P53" style:family="paragraph" style:parent-style-name="Preformatted_20_Text">
      <style:text-properties officeooo:paragraph-rsid="0066fa00"/>
    </style:style>
    <style:style style:name="P54" style:family="paragraph" style:parent-style-name="Preformatted_20_Text">
      <style:text-properties officeooo:rsid="00687c8e" officeooo:paragraph-rsid="00687c8e"/>
    </style:style>
    <style:style style:name="P55" style:family="paragraph" style:parent-style-name="Preformatted_20_Text">
      <style:text-properties officeooo:rsid="00357764" officeooo:paragraph-rsid="00357764"/>
    </style:style>
    <style:style style:name="T1" style:family="text">
      <style:text-properties officeooo:rsid="00319b2b"/>
    </style:style>
    <style:style style:name="T2" style:family="text">
      <style:text-properties officeooo:rsid="00203e79"/>
    </style:style>
    <style:style style:name="T3" style:family="text">
      <style:text-properties officeooo:rsid="0020a6a4"/>
    </style:style>
    <style:style style:name="T4" style:family="text">
      <style:text-properties officeooo:rsid="0024661a"/>
    </style:style>
    <style:style style:name="T5" style:family="text">
      <style:text-properties officeooo:rsid="002736d4"/>
    </style:style>
    <style:style style:name="T6" style:family="text">
      <style:text-properties officeooo:rsid="002a3168"/>
    </style:style>
    <style:style style:name="T7" style:family="text">
      <style:text-properties officeooo:rsid="002bc780"/>
    </style:style>
    <style:style style:name="T8" style:family="text">
      <style:text-properties officeooo:rsid="002c8ee7"/>
    </style:style>
    <style:style style:name="T9" style:family="text">
      <style:text-properties officeooo:rsid="002fc588"/>
    </style:style>
    <style:style style:name="T10" style:family="text">
      <style:text-properties officeooo:rsid="003109c1"/>
    </style:style>
    <style:style style:name="T11" style:family="text">
      <style:text-properties officeooo:rsid="00357764"/>
    </style:style>
    <style:style style:name="T12" style:family="text">
      <style:text-properties officeooo:rsid="0036be30"/>
    </style:style>
    <style:style style:name="T13" style:family="text">
      <style:text-properties officeooo:rsid="00420d72"/>
    </style:style>
    <style:style style:name="T14" style:family="text">
      <style:text-properties officeooo:rsid="004305d3"/>
    </style:style>
    <style:style style:name="T15" style:family="text">
      <style:text-properties officeooo:rsid="0044042c"/>
    </style:style>
    <style:style style:name="T16" style:family="text">
      <style:text-properties officeooo:rsid="00468278"/>
    </style:style>
    <style:style style:name="T17" style:family="text">
      <style:text-properties officeooo:rsid="0046b1dc"/>
    </style:style>
    <style:style style:name="T18" style:family="text">
      <style:text-properties officeooo:rsid="0047aab7"/>
    </style:style>
    <style:style style:name="T19" style:family="text">
      <style:text-properties officeooo:rsid="0049e9a5"/>
    </style:style>
    <style:style style:name="T20" style:family="text">
      <style:text-properties officeooo:rsid="004b6214"/>
    </style:style>
    <style:style style:name="T21" style:family="text">
      <style:text-properties officeooo:rsid="004d5ab6"/>
    </style:style>
    <style:style style:name="T22" style:family="text">
      <style:text-properties officeooo:rsid="004e6920"/>
    </style:style>
    <style:style style:name="T23" style:family="text">
      <style:text-properties officeooo:rsid="005063c9"/>
    </style:style>
    <style:style style:name="T24" style:family="text">
      <style:text-properties officeooo:rsid="00519cf8"/>
    </style:style>
    <style:style style:name="T25" style:family="text">
      <style:text-properties officeooo:rsid="0052daa3"/>
    </style:style>
    <style:style style:name="T26" style:family="text">
      <style:text-properties officeooo:rsid="00536c83"/>
    </style:style>
    <style:style style:name="T27" style:family="text">
      <style:text-properties officeooo:rsid="001e8258"/>
    </style:style>
    <style:style style:name="T28" style:family="text">
      <style:text-properties officeooo:rsid="00549411"/>
    </style:style>
    <style:style style:name="T29" style:family="text">
      <style:text-properties officeooo:rsid="0057c0e6"/>
    </style:style>
    <style:style style:name="T30" style:family="text">
      <style:text-properties officeooo:rsid="005a2045"/>
    </style:style>
    <style:style style:name="T31" style:family="text">
      <style:text-properties officeooo:rsid="005bf264"/>
    </style:style>
    <style:style style:name="T32" style:family="text">
      <style:text-properties officeooo:rsid="005d645a"/>
    </style:style>
    <style:style style:name="T33" style:family="text">
      <style:text-properties officeooo:rsid="005ead64"/>
    </style:style>
    <style:style style:name="T34" style:family="text">
      <style:text-properties officeooo:rsid="005f8d68"/>
    </style:style>
    <style:style style:name="T35" style:family="text">
      <style:text-properties officeooo:rsid="00613ab0"/>
    </style:style>
    <style:style style:name="T36" style:family="text">
      <style:text-properties officeooo:rsid="0066fa00"/>
    </style:style>
    <style:style style:name="T37" style:family="text">
      <style:text-properties officeooo:rsid="00687c8e"/>
    </style:style>
    <style:style style:name="T38" style:family="text">
      <style:text-properties officeooo:rsid="0068de29"/>
    </style:style>
    <style:style style:name="T39" style:family="text">
      <style:text-properties officeooo:rsid="0069e07f"/>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manda 3.0</text:p>
      <text:p text:style-name="P23">Tec<text:span text:style-name="T3">h</text:span>nisch rapport</text:p>
      <text:h text:style-name="P41" text:outline-level="1"><text:bookmark-start text:name="__RefHeading__106_644216935"/><text:span text:style-name="T6">1. </text:span>Voorwoord<text:bookmark-end text:name="__RefHeading__106_644216935"/></text:h>
      <text:p text:style-name="P6">Dit <text:span text:style-name="T7">rapport</text:span> documenteert de ontwikkeling van Amanda 3.0, een functionele programmeertaal ontwikkel<text:span text:style-name="T17">d</text:span> door Dick Bruin. Het is geschreven als <text:span text:style-name="T7">verslag</text:span> v<text:span text:style-name="T16">oor de </text:span>opleiding <text:span text:style-name="T23">I</text:span>nformatica<text:span text:style-name="T14">.</text:span></text:p>
      <text:p text:style-name="P6">Dit <text:span text:style-name="T7">rapport</text:span> is bestemd voor software engineers of mensen met <text:span text:style-name="T16">basis</text:span>kennis van <text:span text:style-name="T16">de volgende concepten: Programmeertalen, compilatie en operating systems</text:span>. Mede hierom is de layout van dit verslag <text:span text:style-name="T16">opzettelijk</text:span> simpel. <text:span text:style-name="T7">Leerlingen in toekomstige jaren wordt aangeraden om dit rapport te lezen. Dit om beter inzicht te krijgen in de achterliggende intenties van het project Amanda 3.0.</text:span></text:p>
      <text:p text:style-name="P6">Veel dank aan Dick Bruin voor het basisskelet van Amanda 2.05.</text:p>
      <text:h text:style-name="P42" text:outline-level="1"><text:bookmark-start text:name="__RefHeading__108_644216935"/><text:span text:style-name="T6">2. </text:span>Synopsis<text:bookmark-end text:name="__RefHeading__108_644216935"/></text:h>
      <text:p text:style-name="P7"># Korte samenvatting en conclusie voorafgaand.</text:p>
      <text:p text:style-name="P7"># eigenlijk gewoon TL:DR</text:p>
      <text:table-of-content text:style-name="Sect1" text:protected="true" text:name="Table of Contents1">
        <text:table-of-content-source text:outline-level="10">
          <text:index-title-template text:style-name="Heading_20_1">3. 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40" text:outline-level="1">3. Inhoudsopgave</text:h>
          </text:index-title>
          <text:p text:style-name="P30"><text:a xlink:type="simple" xlink:href="#__RefHeading__106_644216935" text:style-name="Index_20_Link" text:visited-style-name="Index_20_Link">1. Voorwoord<text:tab/>2</text:a></text:p>
          <text:p text:style-name="P30"><text:a xlink:type="simple" xlink:href="#__RefHeading__108_644216935" text:style-name="Index_20_Link" text:visited-style-name="Index_20_Link">2. Synopsis<text:tab/>3</text:a></text:p>
          <text:p text:style-name="P30">3. Inhoudsopgave<text:tab/>4</text:p>
          <text:p text:style-name="P30"><text:a xlink:type="simple" xlink:href="#__RefHeading__110_644216935" text:style-name="Index_20_Link" text:visited-style-name="Index_20_Link">4. Inleiding<text:tab/>5</text:a></text:p>
          <text:p text:style-name="P31"><text:a xlink:type="simple" xlink:href="#__RefHeading__112_644216935" text:style-name="Index_20_Link" text:visited-style-name="Index_20_Link">4.1 Probleemvaststelling<text:tab/>5</text:a></text:p>
          <text:p text:style-name="P31"><text:a xlink:type="simple" xlink:href="#__RefHeading__114_644216935" text:style-name="Index_20_Link" text:visited-style-name="Index_20_Link">4.2 Methoden<text:tab/>5</text:a></text:p>
          <text:p text:style-name="P32"><text:a xlink:type="simple" xlink:href="#__RefHeading__116_644216935" text:style-name="Index_20_Link" text:visited-style-name="Index_20_Link">4.2.1 git<text:tab/>5</text:a></text:p>
          <text:p text:style-name="P32"><text:a xlink:type="simple" xlink:href="#__RefHeading__118_644216935" text:style-name="Index_20_Link" text:visited-style-name="Index_20_Link">4.2.2 Modulariteit<text:tab/>6</text:a></text:p>
          <text:p text:style-name="P32"><text:a xlink:type="simple" xlink:href="#__RefHeading__134_644216935" text:style-name="Index_20_Link" text:visited-style-name="Index_20_Link">4.2.3 Codebewerker<text:tab/>6</text:a></text:p>
          <text:p text:style-name="P30"><text:a xlink:type="simple" xlink:href="#__RefHeading__120_644216935" text:style-name="Index_20_Link" text:visited-style-name="Index_20_Link">5. Conceptontwerp<text:tab/>7</text:a></text:p>
          <text:p text:style-name="P31"><text:a xlink:type="simple" xlink:href="#__RefHeading__122_644216935" text:style-name="Index_20_Link" text:visited-style-name="Index_20_Link">5.1 Cross-platform<text:tab/>7</text:a></text:p>
          <text:p text:style-name="P31"><text:a xlink:type="simple" xlink:href="#__RefHeading__124_644216935" text:style-name="Index_20_Link" text:visited-style-name="Index_20_Link">5.2 Executeerbare scriptfiles<text:tab/>7</text:a></text:p>
          <text:p text:style-name="P31"><text:a xlink:type="simple" xlink:href="#__RefHeading__126_644216935" text:style-name="Index_20_Link" text:visited-style-name="Index_20_Link">5.3 Functies definiëren in interactieve interpreter<text:tab/>7</text:a></text:p>
          <text:p text:style-name="P31"><text:a xlink:type="simple" xlink:href="#__RefHeading__128_644216935" text:style-name="Index_20_Link" text:visited-style-name="Index_20_Link">5.4 Packaging<text:tab/>8</text:a></text:p>
          <text:p text:style-name="P31"><text:a xlink:type="simple" xlink:href="#__RefHeading__130_644216935" text:style-name="Index_20_Link" text:visited-style-name="Index_20_Link">5.5 Backporting<text:tab/>8</text:a></text:p>
          <text:p text:style-name="P30"><text:a xlink:type="simple" xlink:href="#__RefHeading__136_644216935" text:style-name="Index_20_Link" text:visited-style-name="Index_20_Link">6. Technische uitvoering<text:tab/>9</text:a></text:p>
          <text:p text:style-name="P31"><text:a xlink:type="simple" xlink:href="#__RefHeading__132_644216935" text:style-name="Index_20_Link" text:visited-style-name="Index_20_Link">6.1 Cross-platform<text:tab/>9</text:a></text:p>
          <text:p text:style-name="P31"><text:a xlink:type="simple" xlink:href="#__RefHeading__249_644216935" text:style-name="Index_20_Link" text:visited-style-name="Index_20_Link">6.2 Executeerbare scriptfiles<text:tab/>10</text:a></text:p>
          <text:p text:style-name="P31"><text:a xlink:type="simple" xlink:href="#__RefHeading__251_644216935" text:style-name="Index_20_Link" text:visited-style-name="Index_20_Link">6.3 Functies definiëren in interactieve interpreter<text:tab/>11</text:a></text:p>
          <text:p text:style-name="P31"><text:a xlink:type="simple" xlink:href="#__RefHeading__253_644216935" text:style-name="Index_20_Link" text:visited-style-name="Index_20_Link">6.4 Packaging<text:tab/>11</text:a></text:p>
          <text:p text:style-name="P31"><text:a xlink:type="simple" xlink:href="#__RefHeading__255_644216935" text:style-name="Index_20_Link" text:visited-style-name="Index_20_Link">6.5 Backporting<text:tab/>11</text:a></text:p>
          <text:p text:style-name="P30"><text:a xlink:type="simple" xlink:href="#__RefHeading__242_644216935" text:style-name="Index_20_Link" text:visited-style-name="Index_20_Link">7. Conclusie<text:tab/>12</text:a></text:p>
          <text:p text:style-name="P30"><text:a xlink:type="simple" xlink:href="#__RefHeading__244_644216935" text:style-name="Index_20_Link" text:visited-style-name="Index_20_Link">8. Referenties<text:tab/>13</text:a></text:p>
          <text:p text:style-name="P30"><text:a xlink:type="simple" xlink:href="#__RefHeading__246_644216935" text:style-name="Index_20_Link" text:visited-style-name="Index_20_Link">Bijlage A: Rol- en takenverdeling<text:tab/>14</text:a></text:p>
          <text:p text:style-name="P30"><text:a xlink:type="simple" xlink:href="#__RefHeading__4449_644216935" text:style-name="Index_20_Link" text:visited-style-name="Index_20_Link">Bijlage B:<text:tab/>15</text:a></text:p>
        </text:index-body>
      </text:table-of-content>
      <text:p text:style-name="P7"><text:toc-mark text:string-value="3. Inhoudsopgave" text:outline-level="1"/></text:p>
      <text:h text:style-name="P42" text:outline-level="1"><text:bookmark-start text:name="__RefHeading__110_644216935"/><text:span text:style-name="T6">4. </text:span>Inleiding<text:bookmark-end text:name="__RefHeading__110_644216935"/></text:h>
      <text:p text:style-name="P9">Amanda is een functionele programmeertaal <text:span text:style-name="T14">gebaseerd</text:span> op de syntax van Miranda. Deze syntax probeert zo dicht mogelijk bij wiskundige syntax te blijven. De originele auteur van Amanda is Dick Bruin. <text:span text:style-name="T17">A</text:span>an de broncode <text:span text:style-name="T17">zijn</text:span> geen rechten verbonden. Amanda wordt als <text:span text:style-name="T23">functionele </text:span>programmeertaal gebruikt binnen de NHL voor <text:span text:style-name="T23">het vak Discrete Wiskunde</text:span>. <text:span text:style-name="T30">Amanda wordt tevens gebruikt als onderwerp voor projecten binnen de opleiding Informatica.</text:span></text:p>
      <text:h text:style-name="Heading_20_2" text:outline-level="2"><text:bookmark-start text:name="__RefHeading__112_644216935"/><text:span text:style-name="T6">4.1 </text:span>Probleemvaststelling<text:bookmark-end text:name="__RefHeading__112_644216935"/></text:h>
      <text:p text:style-name="P7">De verbetering<text:span text:style-name="T17">en</text:span> die in dit project toegepast worden op Amanda zijn afhankelijk van de problemen die in het begin vastgesteld werden:</text:p>
      <text:p text:style-name="P8">Eén van de grootste problemen met Amanda is versie<text:span text:style-name="T17">verstrooiing</text:span>. Er is geen duidelijke referentie-implementatie die als <text:span text:style-name="T17">s</text:span>tandaard fungeert. Dit is vooral <text:span text:style-name="T31">belangrijk bij programmeertalen</text:span>. <text:span text:style-name="T17">Programmeurs moeten een doelimplementatie hebben waarvan alle specificaties bekend zijn. Dit kan alleen gegarandeerd worden als iedereen dezelfde versielinie volgt.</text:span> <text:span text:style-name="T23">Daarom hoopt dit project om Amanda 3.0 als referentie-implementatie aan te wijzen in een poging om verdere versieverstrooiing tegen te gaan.</text:span></text:p>
      <text:p text:style-name="P7">Tevens is Amanda in veel huidige implementaties afhankelijk <text:span text:style-name="T18">van</text:span> grafische interfaces. Deze grafische interfaces fungeren in hoofdzaak als IDE<text:span text:style-name="T18">'</text:span>s (Integrated Development Environments), wat <text:span text:style-name="T18">op zich </text:span>geen problemen zou moeten veroorzaken. Echter zijn deze IDE<text:span text:style-name="T18">'</text:span>s in deze implementaties de enige manier om Amanda te gebruiken. Dit is voor programmeertalen niet flexibel genoeg.</text:p>
      <text:p text:style-name="P7">De huidige interactieve interpreter heeft <text:span text:style-name="T31">verscheidene </text:span>beperkingen die het gebruik sub-obtimaal maken. <text:span text:style-name="T24">Zo</text:span> <text:span text:style-name="T24">is het niet mogelijk om</text:span> dynamisch functies aa<text:span text:style-name="T24">n te maken.</text:span> <text:span text:style-name="T24">Ook kunnen er geen multiline-prompts gegeven worden. </text:span>Om Amanda bruikbaar in console-omgevingen te maken moeten deze beperkingen verholpen worden.</text:p>
      <text:p text:style-name="P7">Het verhelpen van de bovengenoemde problemen zijn tevens de randvoorwaarden van het voltooien van het project.</text:p>
      <text:h text:style-name="Heading_20_2" text:outline-level="2"><text:bookmark-start text:name="__RefHeading__114_644216935"/><text:span text:style-name="T6">4.2 </text:span>Methoden<text:bookmark-end text:name="__RefHeading__114_644216935"/></text:h>
      <text:p text:style-name="P20">Om het ontwikkelingsproces te versoepelen is er gekozen voor de ontwikkelingsmethodes en tools te gebruiken die beschreven worden in dit hoofdstuk.</text:p>
      <text:h text:style-name="Heading_20_3" text:outline-level="3"><text:bookmark-start text:name="__RefHeading__116_644216935"/><text:span text:style-name="T6">4.2.1 G</text:span>it<text:bookmark-end text:name="__RefHeading__116_644216935"/></text:h>
      <text:p text:style-name="P10">De hoofdtool van ontwikkeling voor Amanda 3.0 is <text:span text:style-name="T18">G</text:span>it. <text:span text:style-name="T14">G</text:span>it is een Source Control Management <text:span text:style-name="T24">(SCM)</text:span> tool. Het houdt alle revisies bij en stelt de ontwikkelaar in staat om basisacties uit te voeren zoals <text:span text:style-name="T25">'</text:span>forken<text:span text:style-name="T25">'</text:span>, <text:span text:style-name="T25">'</text:span>branchen<text:span text:style-name="T25">'</text:span> en <text:span text:style-name="T25">'</text:span>mergen<text:span text:style-name="T25">'</text:span>. <text:span text:style-name="T18">G</text:span>it is verkozen boven andere SCM-tools door haar gebruiksgemak en grote userbase.</text:p>
      <text:p text:style-name="P7">Na ervaring met voorgaande <text:span text:style-name="T18">G</text:span>it-projecten is besloten om schrijfrechten naar de referentie-<text:soft-page-break/>repository aan slechts één persoon te geven. Dit voorkomt merge conflict<text:span text:style-name="T18">en</text:span> <text:span text:style-name="T15">e</text:span>n algemene chaos. Non-maintainers werken in hun eigen fork en sturen contributies terug naar de referentie-repository in de vorm van <text:span text:style-name="T25">'</text:span>pull requests<text:span text:style-name="T25">'</text:span>. Maintainers (in Amanda's geval; de maintainer) kunnen deze pull requests <text:span text:style-name="T18">op individuele basis</text:span> accepteren.</text:p>
      <text:p text:style-name="P7">GitHub is verkozen als repository host. Elke andere <text:span text:style-name="T18">G</text:span>it repository host was goed genoeg geweest. GitHub heeft echter de grootste userbase. <text:span text:style-name="T18">Dit betekent dat collaborateurs geen nieuwe accounts hoeven aan te maken.</text:span></text:p>
      <text:p text:style-name="P7">GitHub wordt extensief gebruikt voor documentatie en issue tracking. Dit zorgt voor structuur en doelgerichtheid.</text:p>
      <text:h text:style-name="Heading_20_3" text:outline-level="3"><text:bookmark-start text:name="__RefHeading__118_644216935"/><text:span text:style-name="T30">4.2.2 </text:span>Modulariteit<text:bookmark-end text:name="__RefHeading__118_644216935"/></text:h>
      <text:p text:style-name="P21">Om Amanda 3.0 zo geschikt mogelijk te maken voor toekomstige referentie is er voor een modulaire aanpak gekozen. Dit betekend vooral <text:span text:style-name="T31">'</text:span>separation of concerns<text:span text:style-name="T31">'</text:span>. <text:span text:style-name="T27">Dit is historisch bij Amanda niet altijd even goed gelukt, vooral met betrekking tot grafische interfaces.</text:span></text:p>
      <text:h text:style-name="P49" text:outline-level="3"><text:bookmark-start text:name="__RefHeading__134_644216935"/>4.2.3 Tekstbewerking<text:bookmark-end text:name="__RefHeading__134_644216935"/></text:h>
      <text:p text:style-name="P14">De broncode is bewerkt <text:span text:style-name="T26">met</text:span> <text:span text:style-name="T26">onder andere</text:span>:</text:p>
      <text:list xml:id="list340733999669984896" text:style-name="L1">
        <text:list-item>
          <text:p text:style-name="P50">vi(m)</text:p>
        </text:list-item>
        <text:list-item>
          <text:p text:style-name="P50">nano</text:p>
        </text:list-item>
        <text:list-item>
          <text:p text:style-name="P50">gedit</text:p>
        </text:list-item>
        <text:list-item>
          <text:p text:style-name="P50">Kate</text:p>
        </text:list-item>
        <text:list-item>
          <text:p text:style-name="P50">Sublime Text</text:p>
        </text:list-item>
        <text:list-item>
          <text:p text:style-name="P50">Notepad++</text:p>
        </text:list-item>
      </text:list>
      <text:p text:style-name="P14">Er is bewust gekozen voor een IDE-onafhankelijke methode, mede omdat één van de doelstellingen platformonafhankelijkheid is. <text:span text:style-name="T5">Collaborateurs kunnen zelf bepalen hoe ze de code willen bewerken en op welk platform dit gebeurt. Deze vrijheid van workflow is comfortabel voor programmeurs, omdat iedereen zijn/haar eigen editor en tools kan gebruiken om de code te bewerken en uit te voeren.</text:span></text:p>
      <text:h text:style-name="P43" text:outline-level="1"><text:bookmark-start text:name="__RefHeading__120_644216935"/>5. Conceptontwerp<text:bookmark-end text:name="__RefHeading__120_644216935"/></text:h>
      <text:p text:style-name="P33">Voordat er werk verlegd kan worden, moet er analyse gedaan worden. De hoofdproblemen van Amanda zijn individueel geanalyseerd en oplossingen voor verzonnen. Dit hoofdstuk onderzoekt de conceptuele oplossingen voor problemen.</text:p>
      <text:h text:style-name="Heading_20_2" text:outline-level="2"><text:bookmark-start text:name="__RefHeading__122_644216935"/><text:span text:style-name="T6">5.1 </text:span>Cross-platform<text:bookmark-end text:name="__RefHeading__122_644216935"/></text:h>
      <text:p text:style-name="P11">C code is zo cross-platform als het geschreven wordt, wat afhankelijk is van twee <text:span text:style-name="T29">factoren:</text:span> <text:span text:style-name="T29">h</text:span>et gebruik van externe libraries, en het gebruik van systeem-afhankelijke implementaties. Een programma kan niet cross-platform zijn als de benodigde library dat niet is. Een programma kan ook niet cross-platform zijn als het afhankelijk is van platformspecifieke specificaties, zoals referenties naar een C:\-schijf of de aanname dat /dev/null bestaat.</text:p>
      <text:p text:style-name="P11">Gelukkig bevat de Amanda-code geen externe libraries en zijn er geen systeem-afhankelijke implementaties. Dit maakt het veel makkelijker om de code voor meerdere platformen te compileren. Amanda heeft echter nog nooit één versie gehad die naar verschillende platformen compileert. Unix-versies gebruikten de GCC-methode van compilatie, en Windows-versies gebruikten Visual Studio.</text:p>
      <text:p text:style-name="P11">Aangezien Visual Studio niet bestaat onder Unix, en GCC wél in Windows bestaat in MinGW, is het het makkelijkst om een GCC-methode te vinden die op alle doelplatformen compileert. Het make-programma zou dit mogelijk moeten maken.</text:p>
      <text:p text:style-name="P11">Er is een Makefile nodig die afhankelijk <text:span text:style-name="T19">van</text:span> het platform de compiler definieert, en zo nodig platformspecifieke functies uitvoert.</text:p>
      <text:h text:style-name="Heading_20_2" text:outline-level="2"><text:bookmark-start text:name="__RefHeading__124_644216935"/><text:span text:style-name="T6">5.2 </text:span>Executeerbare scriptfile<text:span text:style-name="T8">s</text:span><text:bookmark-end text:name="__RefHeading__124_644216935"/></text:h>
      <text:p text:style-name="P11">Bij het inlezen van scriptfiles worden in Amanda functies gedefinieerd. Scriptfiles zijn echter gelimiteerd tot het defini<text:span text:style-name="T4">ë</text:span>ren van functies. <text:span text:style-name="T19">Scriptfiles kunnen geen uitvoerbare instructies geven. Met</text:span> andere woorden; er is geen top-level code, en er is geen mainfunctie.</text:p>
      <text:p text:style-name="P11">Omdat top-level code vrijwel onmogelijk is door de afwezigheid van scopes, is de makkelijkste implementatie het toestaan van een main<text:span text:style-name="T20">functie</text:span>. De gekozen implementatie is het verifi<text:span text:style-name="T4">ë</text:span>ren dat een mainfunctie bestaat en deze uitvoeren bij het opstarten van Amanda.</text:p>
      <text:h text:style-name="Heading_20_2" text:outline-level="2"><text:bookmark-start text:name="__RefHeading__126_644216935"/><text:span text:style-name="T6">5.3 </text:span>Fu<text:span text:style-name="T2">n</text:span>cties definiëren in interactieve interpreter<text:bookmark-end text:name="__RefHeading__126_644216935"/></text:h>
      <text:p text:style-name="P11">Dit probleem is het tegenovergestelde van het vorige probleem: Er kunnen wél functies geëxecuteerd worden in de interactieve interpreter, maar er kunnen geen nieuwe functies gedefinieerd worden. Dit probleem is echter moeilijker op te lossen, omdat Amanda<text:span text:style-name="T21">'</text:span>s syntax <text:span text:style-name="T4">dubbelzinnig</text:span> is met betrekking tot functiedef<text:span text:style-name="T4">in</text:span>itie en booleaanse vergelijkingen. Dit betekent dat <text:span text:style-name="Code">a = b + c</text:span> twéé dingen kan betekenen: vergelijk waarde <text:span text:style-name="Code">a</text:span> met waarde <text:span text:style-name="Code">(b + c)</text:span>; of definieer <text:span text:style-name="Code">a</text:span> als zijnde waarde <text:span text:style-name="Code">(b + c)</text:span>.</text:p>
      <text:p text:style-name="P12"><text:soft-page-break/>Omdat de syntax van Amanda <text:span text:style-name="T32">niet</text:span> veranderd kan worden zonder alle oude code obscuur te maken, is er besloten om extra syntax toe te voegen die alleen geldig is binnen de interactieve interpreter. <text:span text:style-name="T22">De input '</text:span><text:span text:style-name="Code"><text:span text:style-name="T22">&gt;</text:span></text:span><text:span text:style-name="T22">' verandert de modus van de interactieve interpreter naar multiline-modus. Alle tekst tot en met de input '</text:span><text:span text:style-name="Code"><text:span text:style-name="T22">&lt;</text:span></text:span><text:span text:style-name="T22">' wordt geïnterpreteerd als functiedefinitie(s).</text:span></text:p>
      <text:h text:style-name="Heading_20_2" text:outline-level="2"><text:bookmark-start text:name="__RefHeading__128_644216935"/><text:span text:style-name="T6">5.4 </text:span>Packaging<text:bookmark-end text:name="__RefHeading__128_644216935"/></text:h>
      <text:p text:style-name="P11">Om Amanda installeerbaar te maken, moet Amanda gepackaget worden. Amanda is tot zover bekend nog nooit installeerbaar op een systeem geweest. De intentie is om Amanda zo puur mogelijk per platform te packagen. Dit houdt in: .msi voor Windows; .deb voor Linux; .dmg voor OS X.</text:p>
      <text:h text:style-name="Heading_20_2" text:outline-level="2"><text:bookmark-start text:name="__RefHeading__130_644216935"/><text:span text:style-name="T6">5.5 </text:span>Backporting<text:bookmark-end text:name="__RefHeading__130_644216935"/></text:h>
      <text:p text:style-name="P11">Amanda heeft voorgaande en simultaan bestaande versies. Er is een Python script geschreven die gebruik maakt van de diff-tool in Unix-systemen. Gebruik makende van dit script is het makkelijk te achterhalen wat de verschillen zijn tussen twee versies van Amanda. Als er een waardevolle toevoeging is in een andere versie, dan wordt op case-by-base basis beslist of deze gebackport wordt.</text:p>
      <text:h text:style-name="P44" text:outline-level="1"><text:bookmark-start text:name="__RefHeading__136_644216935"/><text:span text:style-name="T6">6. Technische uitvoering</text:span><text:bookmark-end text:name="__RefHeading__136_644216935"/></text:h>
      <text:p text:style-name="P34">Uitvoering van concepten dwaalt soms af van de originele intentie. Dit hoofdstuk documenteert de werkelijke uitvoering van het conceptontwerp en de beslissingen die tussendoor gemaakt zijn.</text:p>
      <text:h text:style-name="Heading_20_2" text:outline-level="2"><text:bookmark-start text:name="__RefHeading__132_644216935"/><text:span text:style-name="T6">6.1 </text:span>Cross-platform<text:bookmark-end text:name="__RefHeading__132_644216935"/></text:h>
      <text:p text:style-name="P13">De realisatie van cross-compilatie was al vroeg in het project een werkelijkheid. Compilatie op Linux was vanaf het begin mogelijk. Kort daarna was het mogelijk om op OS X te compileren door middel van een gcc-4.<text:span text:style-name="T34">8</text:span>/gcc-4.<text:span text:style-name="T34">9</text:span> compiler. Wat blijkt: De standaard-GCC van OS X gebruikt de GCC parser, en de LLVM back-end. De LLVM back-end heeft problemen met de Amanda codebase, terwijl GCC gewoon compileert. Voor OS X compilatie <text:span text:style-name="T33">was</text:span> dus een pure GCC-versie nodig. <text:span text:style-name="T33">Later in het project werd LLVM-compilatie ook mogelijk door het weglaten van de -O6 compilerflag.</text:span></text:p>
      <text:p text:style-name="P13">Windowscompilatie is een geval apart. De Windowsmethode is om C code in Visual Studio in te laden, en te compileren als zijnde C++ code. Dit maakt het programma IDE-afhankelijk, iets wat in strijd is met de cross-platform requirement. De Unixmethode is enigszins geport naar Windows in de vorm van Cygwin en MinGW. Cygwincompilatie is niet ideaal, omdat het gecompileerde programma gelinkt is aan een Cygwin DLL. MinGW-compilatie bleek vrijwel de enige verstandige optie.</text:p>
      <text:p text:style-name="P13">Omdat de documentatie van MinGW niet optimaal was, was compilatie onder Windows zelf niet meteen mogelijk. Daarom was het makkelijker om de MinGW-compiler onder Ubuntu aan het werk te zetten, en een Windows-executable te cross-compileren.</text:p>
      <text:p text:style-name="P13">Nadat het gebruik van MinGW duidelijker was, was Windowscompilatie snel klaar. Dit betekende dat alle platformen in enige vorm konden compileren:</text:p>
      <text:list xml:id="list6992564108102129269" text:style-name="L2">
        <text:list-item>
          <text:p text:style-name="P51">Ubuntu: gcc, <text:span text:style-name="T34">clang (LLVM)</text:span></text:p>
        </text:list-item>
        <text:list-item>
          <text:p text:style-name="P51">OS X: gcc <text:span text:style-name="T34">(LLVM), gcc-4.8/gcc-4.9</text:span></text:p>
        </text:list-item>
        <text:list-item>
          <text:p text:style-name="P51">Windows: <text:span text:style-name="T35">gcc (MinGW)</text:span></text:p>
        </text:list-item>
      </text:list>
      <text:p text:style-name="P13">De randtaken om compilatie heen waren echter nog niet gereed. Dit waren strikte make-taken zoals het aanmaken en opschonen van folders en bestanden. Omdat Linux en OS X dezelfde Unix-commando's hebben, hoeft de Makefile alleen écht rekening te houden met Unix-commando's en Windowscommando's voor het maken en opschonen van folders en bestanden.</text:p>
      <text:p text:style-name="P13">Om ervoor te zorgen dat Amanda ook <text:span text:style-name="T39">van</text:span>uit andere applicaties uitgevoerd kan worden, moest er een Amanda shared library gecompileerd worden. Dit betekent dat er twee files gecompileerd moeten worden: De shared library, en een executable die de interactive interpreter opstart. Dit levert echter problemen op in Unix-omgevingen, omdat libraries alleen uit /usr/lib en /usr/local/lib worden ingeladen. Dit is redelijk makkelijk opgelost met een shell-script die de library exporteert voordat de executable wordt aangeroepen. <text:span text:style-name="T11">Dit ziet er ongeveer zo uit:</text:span></text:p>
      <text:p text:style-name="P27"><text:soft-page-break/><text:s/><text:span text:style-name="T11"># commit d556684227f3c7b66560489b211a08b654842d8d</text:span></text:p>
      <text:p text:style-name="P27"><text:s/><text:span text:style-name="T11"># Author: remynaps &lt;</text:span><text:a xlink:type="simple" xlink:href="mailto:remysije@gmail.com"><text:span text:style-name="T11">remysije@gmail.com</text:span></text:a><text:span text:style-name="T11">&gt;</text:span></text:p>
      <text:p text:style-name="P27"><text:s/><text:span text:style-name="T11"># Date: <text:s text:c="2"/>Fri May 9 13:34:06 2014 +0200</text:span></text:p>
      <text:p text:style-name="P28"><text:s/><text:span text:style-name="T12"># shell script support for osx added</text:span></text:p>
      <text:p text:style-name="P27"><text:s/>#!/bin/sh</text:p>
      <text:p text:style-name="Preformatted_20_Text"/>
      <text:p text:style-name="Preformatted_20_Text">+UNAME_STR=`uname`</text:p>
      <text:p text:style-name="Preformatted_20_Text"><text:s/>PROGRAM_DIRECTORY="`dirname "$0"`"</text:p>
      <text:p text:style-name="Preformatted_20_Text">-export LD_LIBRARY_PATH="$PROGRAM_DIRECTORY"</text:p>
      <text:p text:style-name="Preformatted_20_Text">+if [[ $UNAME_STR == 'Linux' ]]; then</text:p>
      <text:p text:style-name="Preformatted_20_Text">+ <text:s text:c="3"/>export LD_LIBRARY_PATH="$PROGRAM_DIRECTORY"</text:p>
      <text:p text:style-name="Preformatted_20_Text">+else</text:p>
      <text:p text:style-name="Preformatted_20_Text">+ <text:s text:c="3"/>export DYLD_LIBRARY_PATH="$PROGRAM_DIRECTORY"</text:p>
      <text:p text:style-name="Preformatted_20_Text">+fi</text:p>
      <text:p text:style-name="P26"><text:s/>"$PROGRAM_DIRECTORY/amanda" "$@"</text:p>
      <text:p text:style-name="P26"/>
      <text:p text:style-name="P17">en</text:p>
      <text:p text:style-name="P29"><text:s/># commit a5b82e8aba6a18f54d47bac9aa647c62897ed958</text:p>
      <text:p text:style-name="P29"><text:s/># Author: Rubykuby &lt;<text:a xlink:type="simple" xlink:href="mailto:rubykuby@gmail.com">rubykuby@gmail.com</text:a>&gt;</text:p>
      <text:p text:style-name="P29"><text:s/># Date: <text:s text:c="2"/>Fri May 9 13:46:12 2014 +0200</text:p>
      <text:p text:style-name="P29"><text:s/># bash instead of sh. ostype instead of uname</text:p>
      <text:p text:style-name="P29">-#!/bin/sh</text:p>
      <text:p text:style-name="P29">+#!/bin/bash</text:p>
      <text:p text:style-name="P29"/>
      <text:p text:style-name="P29">-UNAME_STR=`uname`</text:p>
      <text:p text:style-name="P29"><text:s/>PROGRAM_DIRECTORY="`dirname "$0"`"</text:p>
      <text:p text:style-name="P29">-if [[ $UNAME_STR == 'Linux' ]]; then</text:p>
      <text:p text:style-name="P29">+</text:p>
      <text:p text:style-name="P29">+if [[ "$OSTYPE" == 'linux-gnu' ]]; then</text:p>
      <text:p text:style-name="P29">[...]</text:p>
      <text:p text:style-name="P26"/>
      <text:h text:style-name="P47" text:outline-level="2"><text:bookmark-start text:name="__RefHeading__249_644216935"/><text:span text:style-name="T9">6</text:span>.2 Executeerbare scriptfiles<text:bookmark-end text:name="__RefHeading__249_644216935"/></text:h>
      <text:p text:style-name="P16">Omdat Amanda geen duidelijke scopes heeft, is besloten om scriptfiles uitvoerbaar te maken door middel van een optionele mainfunctie in scripts. De makkelijkste implementatie is om te kijken of een scriptfile een mainfunctie heeft tijdens het inladen, en deze meteen uit te voeren. De uiteindelijke commit was dan ook zeer klein:</text:p>
      <text:p text:style-name="P24"><text:s/><text:span text:style-name="T10"># commit 61d75fe8b69e3389bc27f6b43b4f63bfb9820209</text:span></text:p>
      <text:p text:style-name="P25"><text:s/><text:span text:style-name="T10"># Author: yusufcole &lt;</text:span><text:a xlink:type="simple" xlink:href="mailto:cole1301@student.nhl.nl"><text:span text:style-name="T10">cole1301@student.nhl.nl</text:span></text:a><text:span text:style-name="T10">&gt;</text:span></text:p>
      <text:p text:style-name="P25"><text:s/><text:span text:style-name="T1"># Date: <text:s text:c="2"/>Thu May 15 11:57:59 2014 +0200</text:span></text:p>
      <text:p text:style-name="P28"><text:s/><text:span text:style-name="T12"># main function in .ama interpreted</text:span></text:p>
      <text:p text:style-name="Preformatted_20_Text"><text:s/>bool Load(char *filename)</text:p>
      <text:p text:style-name="Preformatted_20_Text"><text:s/>{</text:p>
      <text:p text:style-name="Preformatted_20_Text"><text:s text:c="3"/>static char fileName[stringsize] = "";</text:p>
      <text:p text:style-name="Preformatted_20_Text"><text:s text:c="3"/>if(filename) strncat(strcpy(fileName, ""), filename, stringsize-1);</text:p>
      <text:p text:style-name="Preformatted_20_Text"><text:s text:c="3"/>if(strlen(fileName) == 0)</text:p>
      <text:p text:style-name="Preformatted_20_Text"><text:s text:c="5"/>return False;</text:p>
      <text:p text:style-name="Preformatted_20_Text"><text:s text:c="3"/>else if(seterror()==0)</text:p>
      <text:p text:style-name="Preformatted_20_Text"><text:s text:c="3"/>{</text:p>
      <text:p text:style-name="Preformatted_20_Text"><text:s text:c="5"/>initstack();</text:p>
      <text:p text:style-name="Preformatted_20_Text"><text:s text:c="5"/>unlockmem();</text:p>
      <text:p text:style-name="Preformatted_20_Text"><text:s text:c="5"/>inithashtable();</text:p>
      <text:p text:style-name="Preformatted_20_Text"><text:s text:c="5"/>lockmem();</text:p>
      <text:p text:style-name="Preformatted_20_Text"><text:s text:c="5"/>initlex();</text:p>
      <text:p text:style-name="Preformatted_20_Text"><text:s text:c="5"/>initlib();</text:p>
      <text:p text:style-name="Preformatted_20_Text"><text:s text:c="5"/>initsyslib();</text:p>
      <text:p text:style-name="Preformatted_20_Text"><text:s text:c="5"/>initmodify();</text:p>
      <text:p text:style-name="Preformatted_20_Text"><text:soft-page-break/><text:s text:c="5"/>parsefile(inipath);</text:p>
      <text:p text:style-name="Preformatted_20_Text"><text:s text:c="5"/>parsefile(fileName);</text:p>
      <text:p text:style-name="Preformatted_20_Text"><text:s text:c="5"/>checkdefinitions();</text:p>
      <text:p text:style-name="Preformatted_20_Text"><text:s text:c="5"/>modify_definitions();</text:p>
      <text:p text:style-name="Preformatted_20_Text"><text:s text:c="5"/>lockmem();</text:p>
      <text:p text:style-name="Preformatted_20_Text">+ <text:s text:c="3"/>if (gettemplate("main")-&gt;tag == FUNC)</text:p>
      <text:p text:style-name="Preformatted_20_Text">+ <text:s text:c="3"/>{</text:p>
      <text:p text:style-name="Preformatted_20_Text">+ <text:s text:c="5"/>Interpret("main");</text:p>
      <text:p text:style-name="Preformatted_20_Text">+ <text:s text:c="3"/>}</text:p>
      <text:p text:style-name="Preformatted_20_Text"><text:s text:c="5"/>return True;</text:p>
      <text:p text:style-name="Preformatted_20_Text"><text:s text:c="3"/>}</text:p>
      <text:p text:style-name="Preformatted_20_Text"><text:s text:c="3"/><text:span text:style-name="T12">[...]</text:span></text:p>
      <text:h text:style-name="P48" text:outline-level="2"><text:bookmark-start text:name="__RefHeading__251_644216935"/>6.3 Functies definiëren in interactieve interpreter<text:bookmark-end text:name="__RefHeading__251_644216935"/></text:h>
      <text:p text:style-name="P35">Functiedefinitie en multiline prompts zijn – met dank aan Amanda's implementatie – min of meer hetzelfde. Functies strekken zich immer soms uit over meerdere regels. Hoe Amanda normaal gesproken functies definieert, is door het inlezen van een bestand en deze te parsen. Dit proces is vrijwel onafhankelijk van de Amanda interpreter. Door de bestaande functionaliteit te gebruiken, kan er in de multiline-prompt een tijdelijk bestand aangemaakt worden, die daarna ingeladen en geparset wordt door Amanda.</text:p>
      <text:p text:style-name="P35">Door <text:span text:style-name="Code">multiLine</text:span> als boolean waarde in de interactieve interpreter te bewaren, kan er gewisseld worden tussen singleline- en multiline-prompts. De input wordt gescand op <text:span text:style-name="T22">'</text:span><text:span text:style-name="Code"><text:span text:style-name="T22">&gt;</text:span></text:span><text:span text:style-name="T22">' </text:span>in singleline-modus om te wisselen naar multiline-modus <text:span text:style-name="T37">en de</text:span> input wordt gescand op <text:span text:style-name="T22">'</text:span><text:span text:style-name="Code"><text:span text:style-name="T22">&lt;</text:span></text:span><text:span text:style-name="T22">' </text:span>in multiline-modus om terug te switchen naar singleline-modus.</text:p>
      <text:p text:style-name="P36">De <text:span text:style-name="T36">volgende flowchart beschrijft de basislogica van de interactieve interpreter:</text:span></text:p>
      <text:p text:style-name="P36"/>
      <text:p text:style-name="P37">De volgende commit is de eerste commit die de multiline-functionaliteit toevoegde aan de interactieve interpreter:</text:p>
      <text:p text:style-name="P53"><text:span text:style-name="T11"><text:s/># commit 6ceaac34595d03397f5f69a78c4c025c5c1e11f8</text:span></text:p>
      <text:p text:style-name="P53"><text:s/><text:span text:style-name="T11"># Author: remynaps &lt;</text:span><text:a xlink:type="simple" xlink:href="mailto:remysije@gmail.com"><text:span text:style-name="T11">remysije@gmail.com</text:span></text:a><text:span text:style-name="T11">&gt;</text:span></text:p>
      <text:p text:style-name="P53"><text:s/><text:span text:style-name="T11"># Date: <text:s text:c="2"/>Tue May 27 16:52:13 2014 +0200</text:span></text:p>
      <text:p text:style-name="P53"><text:s/><text:span text:style-name="T12"># multiline interperter base functionality works</text:span></text:p>
      <text:p text:style-name="Preformatted_20_Text"><text:s/>void main(int argc, char *argv[])</text:p>
      <text:p text:style-name="Preformatted_20_Text"><text:s/>{</text:p>
      <text:p text:style-name="Preformatted_20_Text">+ <text:s/>int lineNr = 0;</text:p>
      <text:p text:style-name="Preformatted_20_Text">+ <text:s/>bool multiLine;</text:p>
      <text:p text:style-name="Preformatted_20_Text">+ <text:s/>char buffer[1000][256];</text:p>
      <text:p text:style-name="Preformatted_20_Text"><text:s text:c="3"/>initgetstring();</text:p>
      <text:p text:style-name="Preformatted_20_Text"/>
      <text:p text:style-name="P54">[...]</text:p>
      <text:p text:style-name="Preformatted_20_Text"/>
      <text:p text:style-name="Preformatted_20_Text"><text:s text:c="3"/><text:span text:style-name="T36">for(;;)</text:span></text:p>
      <text:p text:style-name="Preformatted_20_Text"><text:s text:c="3"/>{</text:p>
      <text:p text:style-name="Preformatted_20_Text"><text:s text:c="5"/>char expr[stringsize] = "";</text:p>
      <text:p text:style-name="Preformatted_20_Text"><text:s text:c="5"/>getstring(GetOption("ConPrompt"), expr);</text:p>
      <text:p text:style-name="Preformatted_20_Text">- <text:s text:c="3"/>Interpret(expr);</text:p>
      <text:p text:style-name="Preformatted_20_Text">+ <text:s text:c="3"/>if(!multiLine)</text:p>
      <text:p text:style-name="Preformatted_20_Text">+ <text:s text:c="3"/>{</text:p>
      <text:p text:style-name="Preformatted_20_Text">+ <text:s text:c="5"/>if(strcmp(expr, "&gt;") == 0)</text:p>
      <text:p text:style-name="Preformatted_20_Text">+ <text:s text:c="5"/>{</text:p>
      <text:p text:style-name="Preformatted_20_Text">+ <text:s text:c="7"/>WriteString("Engaging multiline mode...\n");</text:p>
      <text:p text:style-name="Preformatted_20_Text"><text:soft-page-break/>+ <text:s text:c="7"/>multiLine = True;</text:p>
      <text:p text:style-name="Preformatted_20_Text">+ <text:s text:c="5"/>}</text:p>
      <text:p text:style-name="Preformatted_20_Text">+ <text:s text:c="5"/>else</text:p>
      <text:p text:style-name="Preformatted_20_Text">+ <text:s text:c="5"/>{</text:p>
      <text:p text:style-name="Preformatted_20_Text">+ <text:s text:c="7"/>Interpret(expr);</text:p>
      <text:p text:style-name="Preformatted_20_Text">+ <text:s text:c="5"/>} </text:p>
      <text:p text:style-name="Preformatted_20_Text">+ <text:s text:c="3"/>}</text:p>
      <text:p text:style-name="Preformatted_20_Text">+ <text:s text:c="3"/>else if(multiLine)</text:p>
      <text:p text:style-name="Preformatted_20_Text">+ <text:s text:c="5"/>{</text:p>
      <text:p text:style-name="Preformatted_20_Text">+ <text:s text:c="7"/>if(strcmp(expr,"&lt;") == 0)</text:p>
      <text:p text:style-name="Preformatted_20_Text">+ <text:s text:c="7"/>{</text:p>
      <text:p text:style-name="Preformatted_20_Text">+ <text:s text:c="9"/>FILE * tempFile;</text:p>
      <text:p text:style-name="Preformatted_20_Text">+ <text:s text:c="9"/>tempFile = fopen("temp.ama", "w");</text:p>
      <text:p text:style-name="Preformatted_20_Text">+ <text:s text:c="9"/>if (tempFile!=NULL)</text:p>
      <text:p text:style-name="Preformatted_20_Text">+ <text:s text:c="9"/>{</text:p>
      <text:p text:style-name="Preformatted_20_Text">+ <text:s text:c="11"/>int n;</text:p>
      <text:p text:style-name="Preformatted_20_Text">+ <text:s text:c="11"/>for(n=0; n&lt; lineNr; n++) {</text:p>
      <text:p text:style-name="Preformatted_20_Text">+ <text:s text:c="13"/>fputs (buffer[n], tempFile);</text:p>
      <text:p text:style-name="Preformatted_20_Text">+ <text:s text:c="11"/>}</text:p>
      <text:p text:style-name="Preformatted_20_Text">+ <text:s text:c="11"/>fclose (tempFile);</text:p>
      <text:p text:style-name="Preformatted_20_Text">+ <text:s text:c="9"/>}</text:p>
      <text:p text:style-name="Preformatted_20_Text">+ <text:s text:c="9"/>Load("temp.ama"); <text:s text:c="7"/></text:p>
      <text:p text:style-name="Preformatted_20_Text">+ <text:s text:c="9"/>WriteString("Returning to singleline mode...\n");</text:p>
      <text:p text:style-name="Preformatted_20_Text">+ <text:s text:c="9"/>multiLine = False;</text:p>
      <text:p text:style-name="Preformatted_20_Text">+ <text:s text:c="7"/>}</text:p>
      <text:p text:style-name="Preformatted_20_Text">+ <text:s text:c="7"/>else{</text:p>
      <text:p text:style-name="Preformatted_20_Text">+ <text:s text:c="9"/>strcat(expr, "\n");</text:p>
      <text:p text:style-name="Preformatted_20_Text">+ <text:s text:c="9"/>strcpy(buffer[lineNr++], expr);</text:p>
      <text:p text:style-name="Preformatted_20_Text">+ <text:s text:c="7"/>}</text:p>
      <text:p text:style-name="Preformatted_20_Text">+ <text:s text:c="5"/>}</text:p>
      <text:p text:style-name="P52">[...]</text:p>
      <text:p text:style-name="P52"/>
      <text:p text:style-name="P38">De functionaliteit is hierna uitgebreid. Eén van de bekende limi<text:span text:style-name="T38">taties</text:span> was dat er alleen functies toegevoegd kon<text:span text:style-name="T38">d</text:span>en worden; <text:span text:style-name="T38">niet verwijderd. Door middel van een constructie van linked lists die de </text:span></text:p>
      <text:h text:style-name="P48" text:outline-level="2"><text:bookmark-start text:name="__RefHeading__253_644216935"/>6.4 Packaging<text:bookmark-end text:name="__RefHeading__253_644216935"/></text:h>
      <text:p text:style-name="P18"/>
      <text:h text:style-name="P48" text:outline-level="2"><text:bookmark-start text:name="__RefHeading__255_644216935"/>6.5 Backporting<text:bookmark-end text:name="__RefHeading__255_644216935"/></text:h>
      <text:p text:style-name="P18"/>
      <text:h text:style-name="P45" text:outline-level="1"><text:bookmark-start text:name="__RefHeading__242_644216935"/><text:span text:style-name="T6">7. </text:span>Conclusie<text:bookmark-end text:name="__RefHeading__242_644216935"/></text:h>
      <text:p text:style-name="P15"/>
      <text:h text:style-name="P45" text:outline-level="1"><text:bookmark-start text:name="__RefHeading__244_644216935"/><text:span text:style-name="T6">8. </text:span>Referenties<text:bookmark-end text:name="__RefHeading__244_644216935"/></text:h>
      <text:p text:style-name="P15"/>
      <text:h text:style-name="P45" text:outline-level="1"><text:bookmark-start text:name="__RefHeading__246_644216935"/>Bijlage A: Rol- en takenverdeling<text:bookmark-end text:name="__RefHeading__246_644216935"/></text:h>
      <text:p text:style-name="Heading"><text:bookmark-start text:name="__RefHeading__4437_644216935"/>Ruben Bakker<text:bookmark-end text:name="__RefHeading__4437_644216935"/></text:p>
      <text:p text:style-name="P19">Projectmanagement. Linux compatibiliteit &amp; packaging. Documentatie. </text:p>
      <text:p text:style-name="Heading"><text:bookmark-start text:name="__RefHeading__4439_644216935"/>Lukas Boonstra<text:bookmark-end text:name="__RefHeading__4439_644216935"/></text:p>
      <text:p text:style-name="P19">Dynamische aanpak van functies, <text:span text:style-name="T28">header files, algemene diaspora-consultant,</text:span> <text:span text:style-name="T28">aanwezig zijn</text:span>.</text:p>
      <text:p text:style-name="Heading"><text:bookmark-start text:name="__RefHeading__4441_644216935"/>Yusuf Cole<text:bookmark-end text:name="__RefHeading__4441_644216935"/></text:p>
      <text:p text:style-name="P19">Planning. Uitvoerbare scriptfiles.</text:p>
      <text:p text:style-name="Heading"><text:bookmark-start text:name="__RefHeading__4443_644216935"/>Remy <text:span text:style-name="T13">Span</text:span><text:bookmark-end text:name="__RefHeading__4443_644216935"/></text:p>
      <text:p text:style-name="P19">OS X compatibiliteit &amp; packaging. Communicatie. Multiline interpreter.</text:p>
      <text:p text:style-name="Heading"><text:bookmark-start text:name="__RefHeading__4445_644216935"/>Ian Vredenburg<text:bookmark-end text:name="__RefHeading__4445_644216935"/></text:p>
      <text:p text:style-name="P19">Backports, <text:span text:style-name="T28">Linux packaging. </text:span>Notulist.</text:p>
      <text:p text:style-name="Heading"><text:bookmark-start text:name="__RefHeading__4447_644216935"/>Mark Zwiers<text:bookmark-end text:name="__RefHeading__4447_644216935"/></text:p>
      <text:p text:style-name="P22">Windows packaging, header files.</text:p>
      <text:h text:style-name="P46" text:outline-level="1"><text:bookmark-start text:name="__RefHeading__4449_644216935"/>Bijlage B: <text:bookmark-end text:name="__RefHeading__4449_64421693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First_20_Page" style:display-name="Footer First Page" style:family="paragraph" style:parent-style-name="Footer">
      <style:paragraph-properties fo:text-align="end" style:justify-single-word="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Code" style:family="text">
      <style:text-properties style:font-name="Liberation Mono" fo:font-family="'Liberation Mono'" style:font-style-name="Regular" style:font-family-generic="modern" style:font-pitch="fixed" fo:font-size="10pt" style:font-size-asian="10.5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9d0d5" officeooo:paragraph-rsid="0039d0d5"/>
    </style:style>
    <style:style style:name="MP2" style:family="paragraph" style:parent-style-name="Footer_20_First_20_Page">
      <style:text-properties officeooo:rsid="001d5892" officeooo:paragraph-rsid="001d5892"/>
    </style:style>
    <style:style style:name="MP3" style:family="paragraph" style:parent-style-name="Footer_20_First_20_Page">
      <style:text-properties officeooo:rsid="001d5892" officeooo:paragraph-rsid="003d389f"/>
    </style:style>
    <style:style style:name="MP4" style:family="paragraph" style:parent-style-name="Footer_20_First_20_Page">
      <style:text-properties officeooo:rsid="003d389f" officeooo:paragraph-rsid="003d389f"/>
    </style:style>
    <style:style style:name="MP5" style:family="paragraph" style:parent-style-name="Footer_20_First_20_Page">
      <style:text-properties officeooo:rsid="0044042c" officeooo:paragraph-rsid="0044042c"/>
    </style:style>
    <style:style style:name="MT1" style:family="text">
      <style:text-properties officeooo:rsid="00319b2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P4P 1a<text:tab/><text:page-number text:select-page="current">0</text:page-number><text:tab/>NHL Hogeschool</text:p>
      </style:footer>
    </style:master-page>
    <style:master-page style:name="First_20_Page" style:display-name="First Page" style:page-layout-name="Mpm1" style:next-style-name="Left_20_Page">
      <style:footer>
        <text:p text:style-name="MP2">Ruben Bakker</text:p>
        <text:p text:style-name="MP3">Lukas Boonstra</text:p>
        <text:p text:style-name="MP4">Yusuf Cole</text:p>
        <text:p text:style-name="MP2">Remy <text:span text:style-name="MT1">Span</text:span></text:p>
        <text:p text:style-name="MP2">Ian Vredenburg</text:p>
        <text:p text:style-name="MP2">Mark Zwiers</text:p>
        <text:p text:style-name="MP5"><text:date style:data-style-name="N37" text:date-value="2014-06-04T11:19:50.373096219" text:fixed="true">04-06-14</text:date></text:p>
        <text:p text:style-name="MP2">NHL Hogeschool, Leeuwarden</text:p>
        <text:p text:style-name="MP2">Informatica 1</text:p>
        <text:p text:style-name="MP2">P4P 1a</text:p>
      </style:footer>
    </style:master-page>
    <style:master-page style:name="Left_20_Page" style:display-name="Left Page" style:page-layout-name="Mpm2" style:next-style-name="Right_20_Page">
      <style:footer>
        <text:p text:style-name="Footer"><text:page-number text:select-page="current">16</text:page-number></text:p>
      </style:footer>
    </style:master-page>
    <style:master-page style:name="Right_20_Page" style:display-name="Right Page" style:page-layout-name="Mpm3" style:next-style-name="Left_20_Page">
      <style:footer>
        <text:p text:style-name="Footer_20_First_20_Page"><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3:57:00.393843293</meta:creation-date>
    <dc:date>2014-06-12T13:39:58.470419879</dc:date>
    <meta:editing-duration>P1DT57M58S</meta:editing-duration>
    <meta:editing-cycles>65</meta:editing-cycles>
    <meta:generator>LibreOffice/4.2.3.3$Linux_X86_64 LibreOffice_project/420m0$Build-3</meta:generator>
    <meta:document-statistic meta:table-count="0" meta:image-count="0" meta:object-count="0" meta:page-count="16" meta:paragraph-count="241" meta:word-count="2330" meta:character-count="16414" meta:non-whitespace-character-count="13891"/>
  </office:meta>
</office:document-meta>
</file>